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122cm" fo:min-width="0.27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334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558cm" svg:height="1.148cm" svg:x="3.51cm" svg:y="1.21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208cm" svg:height="0.242cm" svg:x="3.517cm" svg:y="2.1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2.022cm" svg:height="0.645cm" svg:x="4.161cm" svg:y="1.27cm">
          <draw:text-box>
            <text:p text:style-name="P3"><text:span text:style-name="T1">t1.num</text:span></text:p>
          </draw:text-box>
        </draw:frame>
        <draw:frame draw:style-name="gr3" draw:text-style-name="P4" draw:layer="layout" svg:width="2.022cm" svg:height="0.645cm" svg:x="1.961cm" svg:y="1.471cm">
          <draw:text-box>
            <text:p text:style-name="P3"><text:span text:style-name="T1">t2.num</text:span></text:p>
          </draw:text-box>
        </draw:frame>
        <draw:frame draw:style-name="gr3" draw:text-style-name="P4" draw:layer="layout" svg:width="2.022cm" svg:height="0.645cm" svg:x="3.461cm" svg:y="2.272cm">
          <draw:text-box>
            <text:p text:style-name="P3"><text:span text:style-name="T1">t3.n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4:48:56.125000000</meta:creation-date>
    <dc:date>2019-09-18T04:57:12.906000000</dc:date>
    <meta:editing-duration>PT8M23S</meta:editing-duration>
    <meta:editing-cycles>1</meta:editing-cycles>
    <meta:document-statistic meta:object-count="5"/>
    <meta:generator>LibreOffice/5.4.4.2$Windows_X86_64 LibreOffice_project/2524958677847fb3bb44820e40380acbe820f960</meta:generator>
  </office:meta>
</office:document-meta>
</file>